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0531in" svg:height="4.9256in" svg:x="1.428in" svg:y="1.8614in">
            <draw:object draw:notify-on-update-of-ranges="Sheet1.E1:Sheet1.E1 Sheet1.F2:Sheet1.F9 Sheet1.E2:Sheet1.E9 Sheet1.C1:Sheet1.C1 Sheet1.D2:Sheet1.D9 Sheet1.C2:Sheet1.C9 Sheet1.A1:Sheet1.A1 Sheet1.B2:Sheet1.B9 Sheet1.A2:Sheet1.A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zukanie</text:p>
          </table:table-cell>
          <table:table-cell/>
          <table:table-cell office:value-type="string" calcext:value-type="string">
            <text:p>Dodawanie (dane losowe)</text:p>
          </table:table-cell>
          <table:table-cell/>
          <table:table-cell office:value-type="string" calcext:value-type="string">
            <text:p>Dodawanie (dane rosnące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.0113333" calcext:value-type="float">
            <text:p>0.0113333</text:p>
          </table:table-cell>
          <table:table-cell office:value-type="float" office:value="1" calcext:value-type="float">
            <text:p>1</text:p>
          </table:table-cell>
          <table:table-cell office:value-type="float" office:value="0.00666667" calcext:value-type="float">
            <text:p>0.00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0.0126667" calcext:value-type="float">
            <text:p>0.0126667</text:p>
          </table:table-cell>
          <table:table-cell office:value-type="float" office:value="10" calcext:value-type="float">
            <text:p>10</text:p>
          </table:table-cell>
          <table:table-cell office:value-type="float" office:value="0.00333333" calcext:value-type="float">
            <text:p>0.00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8" calcext:value-type="float">
            <text:p>0.0048</text:p>
          </table:table-cell>
          <table:table-cell office:value-type="float" office:value="100" calcext:value-type="float">
            <text:p>100</text:p>
          </table:table-cell>
          <table:table-cell office:value-type="float" office:value="0.0756667" calcext:value-type="float">
            <text:p>0.0756667</text:p>
          </table:table-cell>
          <table:table-cell office:value-type="float" office:value="100" calcext:value-type="float">
            <text:p>10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24" calcext:value-type="float">
            <text:p>0.0724</text:p>
          </table:table-cell>
          <table:table-cell office:value-type="float" office:value="1000" calcext:value-type="float">
            <text:p>1000</text:p>
          </table:table-cell>
          <table:table-cell office:value-type="float" office:value="0.633" calcext:value-type="float">
            <text:p>0.633</text:p>
          </table:table-cell>
          <table:table-cell office:value-type="float" office:value="1000" calcext:value-type="float">
            <text:p>1000</text:p>
          </table:table-cell>
          <table:table-cell office:value-type="float" office:value="0.321667" calcext:value-type="float">
            <text:p>0.32166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32" calcext:value-type="float">
            <text:p>1.232</text:p>
          </table:table-cell>
          <table:table-cell office:value-type="float" office:value="10000" calcext:value-type="float">
            <text:p>10000</text:p>
          </table:table-cell>
          <table:table-cell office:value-type="float" office:value="4.82833" calcext:value-type="float">
            <text:p>4.82833</text:p>
          </table:table-cell>
          <table:table-cell office:value-type="float" office:value="10000" calcext:value-type="float">
            <text:p>10000</text:p>
          </table:table-cell>
          <table:table-cell office:value-type="float" office:value="5.561" calcext:value-type="float">
            <text:p>5.56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.3118" calcext:value-type="float">
            <text:p>16.3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4.592" calcext:value-type="float">
            <text:p>64.5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86.842" calcext:value-type="float">
            <text:p>86.84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36.164" calcext:value-type="float">
            <text:p>236.16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30.27" calcext:value-type="float">
            <text:p>1030.2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11.45" calcext:value-type="float">
            <text:p>1011.4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780.48" calcext:value-type="float">
            <text:p>2780.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517.1" calcext:value-type="float">
            <text:p>19517.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86.7" calcext:value-type="float">
            <text:p>20086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16:19:30.028566978</dc:date>
    <meta:document-statistic meta:table-count="1" meta:cell-count="51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996cm" svg:height="12.512cm" xlink:href=".." xlink:type="simple" chart:class="chart:scatter" chart:style-name="ch1">
        <chart:title svg:x="8.888cm" svg:y="0.386cm" chart:style-name="ch2">
          <text:p>Drzewo czerwono-czarne</text:p>
        </chart:title>
        <chart:legend svg:x="15.738cm" svg:y="0.077cm" style:legend-expansion="custom" chartooo:width="5.182cm" chartooo:height="1.594cm" style:legend-expansion-aspect-ratio="3.25094102885822" chart:style-name="ch3"/>
        <chart:plot-area chart:style-name="ch4" table:cell-range-address="Sheet1.E1:Sheet1.E9 Sheet1.F2:Sheet1.F9 Sheet1.C1:Sheet1.C1 Sheet1.D2:Sheet1.D9 Sheet1.A1:Sheet1.A1 Sheet1.B2:Sheet1.B9" chart:data-source-has-labels="row" svg:x="1.47cm" svg:y="1.441cm" svg:width="21.067cm" svg:height="9.84cm">
          <chartooo:coordinate-region svg:x="2.832cm" svg:y="1.64cm" svg:width="18.962cm" svg:height="8.994cm"/>
          <chart:axis chart:dimension="x" chart:name="primary-x" chart:style-name="ch5">
            <chart:title svg:x="10.901cm" svg:y="11.531cm" chart:style-name="ch6">
              <text:p>Liczba danych</text:p>
            </chart:title>
          </chart:axis>
          <chart:axis chart:dimension="y" chart:name="primary-y" chart:style-name="ch5">
            <chart:title svg:x="0.451cm" svg:y="7.94cm" chart:style-name="ch7">
              <text:p>Czas wykonania [ms]</text:p>
            </chart:title>
            <chart:grid chart:style-name="ch8" chart:class="major"/>
          </chart:axis>
          <chart:series chart:style-name="ch9" chart:values-cell-range-address="Sheet1.F2:Sheet1.F9" chart:label-cell-address="Sheet1.E1:Sheet1.E1" chart:class="chart:scatter">
            <chart:domain table:cell-range-address="Sheet1.E2:Sheet1.E9"/>
            <chart:data-point chart:repeated="8"/>
          </chart:series>
          <chart:series chart:style-name="ch10" chart:values-cell-range-address="Sheet1.D2:Sheet1.D9" chart:label-cell-address="Sheet1.C1:Sheet1.C1" chart:class="chart:scatter">
            <chart:domain table:cell-range-address="Sheet1.C2:Sheet1.C9"/>
            <chart:data-point chart:repeated="8"/>
          </chart:series>
          <chart:series chart:style-name="ch11" chart:values-cell-range-address="Sheet1.B2:Sheet1.B9" chart:label-cell-address="Sheet1.A1:Sheet1.A1" chart:class="chart:scatter">
            <chart:domain table:cell-range-address="Sheet1.A2:Sheet1.A9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odawanie (dane rosnące)</text:p>
                <draw:g>
                  <svg:desc>Sheet1.E1:Sheet1.E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dawanie (dane losowe)</text:p>
                <draw:g>
                  <svg:desc>Sheet1.C1:Sheet1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zukanie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9</svg:desc>
                </draw:g>
              </table:table-cell>
              <table:table-cell office:value-type="float" office:value="0.00666667">
                <text:p>0.00666667</text:p>
                <draw:g>
                  <svg:desc>Sheet1.F2:Sheet1.F9</svg:desc>
                </draw:g>
              </table:table-cell>
              <table:table-cell office:value-type="float" office:value="1">
                <text:p>1</text:p>
                <draw:g>
                  <svg:desc>Sheet1.C2:Sheet1.C9</svg:desc>
                </draw:g>
              </table:table-cell>
              <table:table-cell office:value-type="float" office:value="0.0113333">
                <text:p>0.0113333</text:p>
                <draw:g>
                  <svg:desc>Sheet1.D2:Sheet1.D9</svg:desc>
                </draw:g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0.0001">
                <text:p>0.0001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33333">
                <text:p>0.00333333</text:p>
              </table:table-cell>
              <table:table-cell office:value-type="float" office:value="10">
                <text:p>10</text:p>
              </table:table-cell>
              <table:table-cell office:value-type="float" office:value="0.0126667">
                <text:p>0.0126667</text:p>
              </table:table-cell>
              <table:table-cell office:value-type="float" office:value="10">
                <text:p>10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29">
                <text:p>0.029</text:p>
              </table:table-cell>
              <table:table-cell office:value-type="float" office:value="100">
                <text:p>100</text:p>
              </table:table-cell>
              <table:table-cell office:value-type="float" office:value="0.0756667">
                <text:p>0.0756667</text:p>
              </table:table-cell>
              <table:table-cell office:value-type="float" office:value="100">
                <text:p>100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321667">
                <text:p>0.321667</text:p>
              </table:table-cell>
              <table:table-cell office:value-type="float" office:value="1000">
                <text:p>1000</text:p>
              </table:table-cell>
              <table:table-cell office:value-type="float" office:value="0.633">
                <text:p>0.633</text:p>
              </table:table-cell>
              <table:table-cell office:value-type="float" office:value="1000">
                <text:p>1000</text:p>
              </table:table-cell>
              <table:table-cell office:value-type="float" office:value="0.0724">
                <text:p>0.0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5.561">
                <text:p>5.561</text:p>
              </table:table-cell>
              <table:table-cell office:value-type="float" office:value="10000">
                <text:p>10000</text:p>
              </table:table-cell>
              <table:table-cell office:value-type="float" office:value="4.82833">
                <text:p>4.82833</text:p>
              </table:table-cell>
              <table:table-cell office:value-type="float" office:value="10000">
                <text:p>10000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86.842">
                <text:p>86.842</text:p>
              </table:table-cell>
              <table:table-cell office:value-type="float" office:value="100000">
                <text:p>100000</text:p>
              </table:table-cell>
              <table:table-cell office:value-type="float" office:value="64.592">
                <text:p>64.592</text:p>
              </table:table-cell>
              <table:table-cell office:value-type="float" office:value="100000">
                <text:p>100000</text:p>
              </table:table-cell>
              <table:table-cell office:value-type="float" office:value="16.3118">
                <text:p>16.3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011.45">
                <text:p>1011.45</text:p>
              </table:table-cell>
              <table:table-cell office:value-type="float" office:value="1000000">
                <text:p>1000000</text:p>
              </table:table-cell>
              <table:table-cell office:value-type="float" office:value="1030.27">
                <text:p>1030.27</text:p>
              </table:table-cell>
              <table:table-cell office:value-type="float" office:value="1000000">
                <text:p>1000000</text:p>
              </table:table-cell>
              <table:table-cell office:value-type="float" office:value="236.164">
                <text:p>236.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  <table:table-cell office:value-type="float" office:value="20086.7">
                <text:p>20086.7</text:p>
              </table:table-cell>
              <table:table-cell office:value-type="float" office:value="10000000">
                <text:p>10000000</text:p>
              </table:table-cell>
              <table:table-cell office:value-type="float" office:value="19517.1">
                <text:p>19517.1</text:p>
              </table:table-cell>
              <table:table-cell office:value-type="float" office:value="10000000">
                <text:p>10000000</text:p>
              </table:table-cell>
              <table:table-cell office:value-type="float" office:value="2780.48">
                <text:p>2780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